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Definitionsliste">
      <style:paragraph-properties fo:margin-left="0.6cm" fo:margin-right="0.4cm" fo:text-indent="0cm" style:auto-text-indent="false"/>
    </style:style>
    <style:style style:name="P41" style:family="paragraph" style:parent-style-name="Standard" style:list-style-name="L18"/>
    <style:style style:name="P42"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3" style:family="paragraph" style:parent-style-name="Heading_20_3">
      <style:text-properties fo:language="de" fo:country="DE"/>
    </style:style>
    <style:style style:name="P44" style:family="paragraph" style:parent-style-name="Text_20_body">
      <style:text-properties fo:language="de" fo:country="DE"/>
    </style:style>
    <style:style style:name="P45" style:family="paragraph" style:parent-style-name="Grauer_20_Kasten_20_Standard">
      <style:paragraph-properties fo:text-align="start" style:justify-single-word="false"/>
    </style:style>
    <style:style style:name="P46" style:family="paragraph" style:parent-style-name="Standard" style:list-style-name="L19"/>
    <style:style style:name="P47" style:family="paragraph" style:parent-style-name="Table">
      <style:text-properties fo:font-size="10pt" fo:font-style="italic" style:font-size-asian="10pt" style:font-style-asian="italic" style:font-size-complex="10pt" style:font-style-complex="italic"/>
    </style:style>
    <style:style style:name="P48" style:family="paragraph" style:parent-style-name="Table" style:list-style-name="L20">
      <style:text-properties fo:font-size="10pt" style:font-size-asian="10pt" style:font-size-complex="10pt"/>
    </style:style>
    <style:style style:name="P49" style:family="paragraph" style:parent-style-name="Table" style:list-style-name="L20">
      <style:text-properties style:font-name="Monospace" fo:font-size="11pt" style:font-name-asian="Monospace" style:font-size-asian="11pt" style:font-name-complex="Monospace" style:font-size-complex="11pt"/>
    </style:style>
    <style:style style:name="P50" style:family="paragraph" style:parent-style-name="Standard" style:list-style-name="L21">
      <style:text-properties fo:font-size="10pt" style:font-size-asian="10pt" style:font-size-complex="10pt"/>
    </style:style>
    <style:style style:name="P51"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2" style:family="paragraph" style:parent-style-name="Standard">
      <style:paragraph-properties fo:margin-left="0cm" fo:margin-right="0.4cm" fo:text-indent="0cm" style:auto-text-indent="false"/>
    </style:style>
    <style:style style:name="P53" style:family="paragraph" style:parent-style-name="Standard" style:list-style-name="L22">
      <style:paragraph-properties fo:margin-left="0cm" fo:margin-right="0.4cm" fo:text-indent="0cm" style:auto-text-indent="false"/>
    </style:style>
    <style:style style:name="P54" style:family="paragraph" style:parent-style-name="Standard" style:list-style-name="L23">
      <style:paragraph-properties fo:margin-left="0cm" fo:margin-right="0.4cm" fo:text-indent="0cm" style:auto-text-indent="false"/>
    </style:style>
    <style:style style:name="P55"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Numbering_20_1" style:list-style-name="L24"/>
    <style:style style:name="P57" style:family="paragraph" style:parent-style-name="Standard" style:list-style-name="L25"/>
    <style:style style:name="P58" style:family="paragraph" style:parent-style-name="Standard" style:list-style-name="L26"/>
    <style:style style:name="P59" style:family="paragraph" style:parent-style-name="Standard">
      <style:text-properties style:font-name="Courier"/>
    </style:style>
    <style:style style:name="P60" style:family="paragraph" style:parent-style-name="Numbering_20_1" style:list-style-name="L27"/>
    <style:style style:name="P61" style:family="paragraph" style:parent-style-name="Numbering_20_1" style:list-style-name="L28"/>
    <style:style style:name="P62" style:family="paragraph" style:parent-style-name="Numbering_20_1" style:list-style-name="L29"/>
    <style:style style:name="P63" style:family="paragraph" style:parent-style-name="Numbering_20_1" style:list-style-name="L30"/>
    <style:style style:name="P64" style:family="paragraph" style:parent-style-name="Numbering_20_1" style:list-style-name="L31"/>
    <style:style style:name="P65" style:family="paragraph" style:parent-style-name="Normal">
      <style:paragraph-properties fo:margin-top="0.106cm" fo:margin-bottom="0cm" fo:text-align="start" style:justify-single-word="false"/>
    </style:style>
    <style:style style:name="P66" style:family="paragraph" style:parent-style-name="Numbering_20_1" style:list-style-name="L32"/>
    <style:style style:name="P67" style:family="paragraph" style:parent-style-name="Heading_20_1" style:master-page-name="Standard">
      <style:paragraph-properties fo:margin-left="0cm" fo:margin-right="0cm" fo:text-indent="0cm" style:auto-text-indent="false"/>
    </style:style>
    <style:style style:name="P68" style:family="paragraph" style:parent-style-name="Contents_20_1">
      <style:paragraph-properties>
        <style:tab-stops>
          <style:tab-stop style:position="15.998cm" style:type="right" style:leader-style="dotted" style:leader-text="."/>
        </style:tab-stops>
      </style:paragraph-properties>
    </style:style>
    <style:style style:name="P69" style:family="paragraph" style:parent-style-name="Standard">
      <style:paragraph-properties>
        <style:tab-stops>
          <style:tab-stop style:position="15.279cm" style:type="right" style:leader-style="dotted" style:leader-text="."/>
        </style:tab-stops>
      </style:paragraph-properties>
    </style:style>
    <style:style style:name="P70" style:family="paragraph" style:parent-style-name="Heading_20_2">
      <style:paragraph-properties fo:break-before="page"/>
    </style:style>
    <style:style style:name="P7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text-properties style:font-name="Courier New1"/>
    </style:style>
    <style:style style:name="T13" style:family="text" style:parent-style-name="Source_20_Text">
      <style:text-properties fo:font-style="italic" style:font-style-asian="italic" style:font-style-complex="italic"/>
    </style:style>
    <style:style style:name="T14" style:family="text" style:parent-style-name="Source_20_Text">
      <style:text-properties fo:font-style="italic" style:text-underline-style="none" style:font-style-asian="italic" style:font-style-complex="italic"/>
    </style:style>
    <style:style style:name="T15" style:family="text">
      <style:text-properties fo:font-weight="bold"/>
    </style:style>
    <style:style style:name="T16" style:family="text">
      <style:text-properties fo:font-style="italic"/>
    </style:style>
    <style:style style:name="T17" style:family="text">
      <style:text-properties style:font-name="Monospace" fo:font-size="11pt" style:font-name-asian="Monospace" style:font-size-asian="11pt" style:font-name-complex="Monospace" style:font-size-complex="11pt"/>
    </style:style>
    <style:style style:name="T18" style:family="text">
      <style:text-properties fo:font-size="10pt" style:font-size-asian="10pt" style:font-size-complex="10pt"/>
    </style:style>
    <style:style style:name="T19" style:family="text">
      <style:text-properties style:font-name="Courier" fo:font-size="10pt" style:font-size-asian="10pt" style:font-size-complex="10pt"/>
    </style:style>
    <style:style style:name="T20" style:family="text" style:parent-style-name="Source_20_Text">
      <style:text-properties fo:color="#000000" style:font-name="Monospace" fo:font-size="11pt" style:font-name-asian="Monospace" style:font-size-asian="11pt" style:font-name-complex="Monospace" style:font-size-complex="11pt"/>
    </style:style>
    <style:style style:name="T21" style:family="text" style:parent-style-name="Source_20_Text">
      <style:text-properties fo:color="#2a00ff" style:font-name="Monospace" fo:font-size="11pt" style:font-name-asian="Monospace" style:font-size-asian="11pt" style:font-name-complex="Monospace" style:font-size-complex="11pt"/>
    </style:style>
    <style:style style:name="T22" style:family="text" style:parent-style-name="Source_20_Text">
      <style:text-properties style:font-name="Verdana1"/>
    </style:style>
    <style:style style:name="T23" style:family="text" style:parent-style-name="Source_20_Text">
      <style:text-properties style:font-name="New Courier"/>
    </style:style>
    <style:style style:name="T24" style:family="text" style:parent-style-name="Source_20_Text">
      <style:text-properties style:font-name="Courier New1" fo:font-size="10pt" style:font-size-asian="10pt" style:font-size-complex="10pt"/>
    </style:style>
    <style:style style:name="T25" style:family="text" style:parent-style-name="Source_20_Text">
      <style:text-properties style:font-name="Courier new" fo:font-size="10pt" style:font-size-asian="10pt" style:font-size-complex="10pt"/>
    </style:style>
    <style:style style:name="T26" style:family="text" style:parent-style-name="Source_20_Text">
      <style:text-properties style:font-name="Courier New2" fo:font-size="11pt" style:font-size-asian="11pt" style:font-size-complex="11pt"/>
    </style:style>
    <style:style style:name="T27" style:family="text" style:parent-style-name="Source_20_Text">
      <style:text-properties style:font-name="Courier New" fo:font-size="11pt" style:font-size-asian="10pt" style:font-size-complex="10pt"/>
    </style:style>
    <style:style style:name="T28" style:family="text" style:parent-style-name="Source_20_Text">
      <style:text-properties style:font-size-asian="10pt" style:font-size-complex="10pt"/>
    </style:style>
    <style:style style:name="T29"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10-06T13:18:43">6. Okto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2</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2</text:p>
          <text:p text:style-name="P9">3.1 <text:tab/>Download des MyCoRe Kerns<text:tab/>12</text:p>
          <text:p text:style-name="P9">3.2 <text:tab/>Konfiguration und Übersetzung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Starten der MyCoRe-Kommandozeile<text:tab/>17</text:p>
          <text:p text:style-name="P10">4.3.4 <text:tab/>Erzeugen der Web-Anwendung<text:tab/>18</text:p>
          <text:p text:style-name="P9">4.4 <text:tab/>Laden der Beispieldaten<text:tab/>18</text:p>
          <text:p text:style-name="P8">5 <text:tab/>Die Arbeit mit der Beispielanwendung<text:tab/>20</text:p>
          <text:p text:style-name="P9">5.1 <text:tab/>Benutzer<text:tab/>20</text:p>
          <text:p text:style-name="P10">5.1.1 <text:tab/>Benutzer der Beispielanwendung<text:tab/>20</text:p>
          <text:p text:style-name="P10">5.1.2 <text:tab/>Benutzer des WCMS<text:tab/>21</text:p>
          <text:p text:style-name="P9">5.2 <text:tab/>Die Verwendung der Kommandozeilenschnittstelle <text:tab/>21</text:p>
          <text:p text:style-name="P10">5.2.1 <text:tab/>Basiskommandos des Kommandozeilensystems<text:tab/>21</text:p>
          <text:p text:style-name="P10">5.2.2 <text:tab/>Kommandos zur Arbeit mit der Benutzerverwaltung <text:tab/>22</text:p>
          <text:p text:style-name="P10">5.2.3 <text:tab/>Kommandos zur Administration des ACL-Systems<text:tab/>25</text:p>
          <text:p text:style-name="P10">5.2.4 <text:tab/>Kommandos zum Verwalten von Klassifikationen<text:tab/>25</text:p>
          <text:p text:style-name="P10">5.2.5 <text:tab/>Kommandos zur Verwaltung der Objekte<text:tab/>26</text:p>
          <text:p text:style-name="P10">5.2.6 <text:tab/>Kommandos zur Arbeit mit dem ImageViewer<text:tab/>27</text:p>
          <text:p text:style-name="P10">5.2.7 <text:tab/>Anfragen an das System per Kommandozeile<text:tab/>27</text:p>
          <text:p text:style-name="P10">5.2.8 <text:tab/>Sonstige Kommandos<text:tab/>27</text:p>
          <text:p text:style-name="P9">5.3 <text:tab/>Das SimpleWorkflow-System zur interaktiven Autorenarbeit<text:tab/>28</text:p>
          <text:p text:style-name="P10">5.3.1 <text:tab/>Das MCRStartEditorServlet<text:tab/>29</text:p>
          <text:p text:style-name="P10">5.3.2 <text:tab/>Abläufe für neue Datenobjekte<text:tab/>33</text:p>
          <text:p text:style-name="P10">5.3.3 <text:tab/>Abläufe für Datenobjekte aus dem Server<text:tab/>33</text:p>
          <text:p text:style-name="P10">5.3.4 <text:tab/>Einbindung in das Access Control List - System<text:tab/>33</text:p>
          <text:p text:style-name="P9">5.4 <text:tab/>Der Klassifikationseditor<text:tab/>33</text:p>
          <text:p text:style-name="P10">5.4.1 <text:tab/>Start des Klassifikationseditors<text:tab/>34</text:p>
          <text:p text:style-name="P10">5.4.2 <text:tab/>Operationen des Klassifikationseditors<text:tab/>34</text:p>
          <text:p text:style-name="P10">5.4.3 <text:tab/>Klassifikationen<text:tab/>34</text:p>
          <text:p text:style-name="P10">5.4.4 <text:tab/>Kategorien<text:tab/>35</text:p>
          <text:p text:style-name="P8">6 <text:tab/>Möglichkeiten zur Nutzung optionaler Komponenten<text:tab/>37</text:p>
          <text:p text:style-name="P9">6.1 <text:tab/>Die Zusammenarbeit mit anderen DocPortal-Installationen<text:tab/>37</text:p>
          <text:p text:style-name="P9">6.2 <text:tab/>Die Integration des Bildbetrachter-Modules<text:tab/>38</text:p>
          <text:p text:style-name="P10">6.2.1 <text:tab/>Integration des „Imaging“-Modules<text:tab/>38</text:p>
          <text:p text:style-name="P10">6.2.2 <text:tab/>Installation des Bildbetrachters „MCR-IView“<text:tab/>39</text:p>
          <text:p text:style-name="P9">6.3 <text:tab/>Nutzung der OAI Schnittstelle<text:tab/>40</text:p>
          <text:p text:style-name="P10">6.3.1 <text:tab/>Grundlagen<text:tab/>40</text:p>
          <text:p text:style-name="P10">6.3.2 <text:tab/>Der OAI Data Provider<text:tab/>40</text:p>
          <text:p text:style-name="P10">6.3.3 <text:tab/>Installation<text:tab/>41</text:p>
          <text:p text:style-name="P10">6.3.4 <text:tab/>Der Deployment Descriptor<text:tab/>41</text:p>
          <text:p text:style-name="P10">6.3.5 <text:tab/>Die Einstellungen in mycore.properties.private<text:tab/>41</text:p>
          <text:p text:style-name="P10">6.3.6 <text:tab/>Instanzunabhängige Properties<text:tab/>41</text:p>
          <text:p text:style-name="P10">6.3.7 <text:tab/>Instanzabhängige Properties<text:tab/>42</text:p>
          <text:p text:style-name="P10">6.3.8 <text:tab/>Test<text:tab/>43</text:p>
          <text:p text:style-name="P10">6.3.9 <text:tab/>Zertifizierung und Registrierung<text:tab/>43</text:p>
          <text:p text:style-name="P9">6.4 <text:tab/>Erzeugen einer Google Sitemap<text:tab/>43</text:p>
          <text:p text:style-name="P9">6.5 <text:tab/>Einbindung virtueller Host-Namen mit Hilfe des Apache-Web-Servers<text:tab/>44</text:p>
          <text:p text:style-name="P10">6.5.1 <text:tab/>Einbindung des Proxy-Modules<text:tab/>44</text:p>
          <text:p text:style-name="P10">6.5.2 <text:tab/>Die Verbindung von einer Servlet-Engine und Apache2<text:tab/>44</text:p>
          <text:p text:style-name="P9">6.6 <text:tab/>Erzeugen einer Distribution<text:tab/>45</text:p>
          <text:p text:style-name="P10">6.6.1 <text:tab/>Installation von IzPack<text:tab/>45</text:p>
          <text:p text:style-name="P10">6.6.2 <text:tab/>Erstellen der Anwendungs-Distribution<text:tab/>46</text:p>
          <text:p text:style-name="P10">6.6.3 <text:tab/>Erstellen einer Beispieldaten-Distribution <text:tab/>46</text:p>
          <text:p text:style-name="P8">7 <text:tab/>Weiterführende Informationen zum Aufbau von MyCoRe-Anwendungen<text:tab/>47</text:p>
          <text:p text:style-name="P9">7.1 <text:tab/>XML-Syntax des Datenmodells<text:tab/>47</text:p>
          <text:p text:style-name="P10">7.1.1 <text:tab/>Die MCRObjectID<text:tab/>47</text:p>
          <text:p text:style-name="P10">7.1.2 <text:tab/>Das Klassifikationen-Datenmodell<text:tab/>48</text:p>
          <text:p text:style-name="P10">7.1.3 <text:tab/>Das Metadatenmodell<text:tab/>49</text:p>
          <text:p text:style-name="P10">7.1.4 <text:tab/>Das Speichermodell für die Multimediadaten (IFS)<text:tab/>63</text:p>
          <text:p text:style-name="P8">8 <text:tab/>Tipps und Problembehebung<text:tab/>65</text:p>
          <text:p text:style-name="P9">8.1 <text:tab/>XSLT in ANT geht nicht<text:tab/>65</text:p>
          <text:p text:style-name="P8">9 <text:tab/>Anhang<text:tab/>66</text:p>
          <text:p text:style-name="P9">9.1 <text:tab/>Abbildungsverzeichnis<text:tab/>66</text:p>
          <text:p text:style-name="P9">9.2 <text:tab/>Tabellenverzeichnis<text:tab/>67</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48</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Definitionsliste"><text:span text:style-name="T12">clear image cache</text:span> – das Kommando löscht den Image Cache.</text:p>
      <text:p text:style-name="Definitionsliste"><text:span text:style-name="T12">create image cache for file {0}</text:span> - <text:s/>das Kommando erzeugt den Image Cache für die Datei {0}.</text:p>
      <text:p text:style-name="Definitionsliste"><text:span text:style-name="T12">remove image cache for file {0}</text:span> - <text:s/>das Kommando löscht den Image Cache für die Datei {0}.</text:p>
      <text:p text:style-name="Definitionsliste"><text:span text:style-name="T12">create image cache for derivate {0}</text:span> - <text:s/>das Kommando erzeugt den Image Cache für das gesamte Derivate {0}.</text:p>
      <text:p text:style-name="P40"><text:span text:style-name="T12">remove image cache for derivate {0}</text:span> - <text:s/>das Kommando löscht den Image Cache für das gesamte Derivate {0}.</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1">Mit dem System kann ein einfacher Eingabe- und Bearbeitungs-Dialog realisiert werden.</text:p>
        </text:list-item>
        <text:list-item>
          <text:p text:style-name="P41">Eingabe und Bearbeitung werden durch eine Rechtekontrolle mittels des ACL-System realisiert. Nur berechtigte Benutzer dürfen die Daten manipulieren.</text:p>
        </text:list-item>
        <text:list-item>
          <text:p text:style-name="P41">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1">Das System benutzt die MyCoRe-interne Editor-Komponente.</text:p>
        </text:list-item>
        <text:list-item>
          <text:p text:style-name="P41">Das System basiert auf einer Reihe von Servlets, XML-Seiten und Stylesheets, sowie der Einbindung in die Editor-Formulare.</text:p>
        </text:list-item>
        <text:list-item>
          <text:p text:style-name="P41">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3">type</text:span></text:p>
          </table:table-cell>
          <table:table-cell table:style-name="Tabelle11.E2" office:value-type="string">
            <text:p text:style-name="Tabelleninhalt_20_normal"><text:span text:style-name="Source_20_Text">editor_form_</text:span><text:span text:style-name="T13">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3">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4">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3">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3">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3">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2"/>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3"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3" text:outline-level="3">Operationen des Klassifikationseditors</text:h>
      <text:p text:style-name="Text_20_body"><text:span text:style-name="T3">Hinweis:</text:span><text:span text:style-name="T15"><text:line-break/></text:span>Klassifikationen werden im Editiermodus grundsätzlich unsortiert angezeigt, da sonst die Verschiebeoperationen für Kategorien nicht sinnvoll nutzbar sind.</text:p>
      <text:h text:style-name="P43"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4"><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4">Die aktuell manipulierte Kategorie wird zur besseren Übersicht farblich hervorgehoben.</text:p>
      <text:p text:style-name="P44">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6">Auf- und Abwärts</text:span> Verschieben verändert die Position der jeweils gewählten Kategorie um 1 Stelle in der aktuellen Ebene.<text:line-break/>Die <text:span text:style-name="T16">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6">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5"><text:span text:style-name="Source_20_Text">&lt;?xml version="1.0" encoding="UTF-8"?&gt;</text:span></text:p>
      <text:p text:style-name="P45"><text:span text:style-name="Source_20_Text">&lt;hosts xmlns="http://www.mycore.org/"&gt;</text:span></text:p>
      <text:p text:style-name="P4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5"><text:span text:style-name="Source_20_Text"><text:s text:c="7"/>class="org.mycore.services.fieldquery.MCRQueryClientWebService"</text:span></text:p>
      <text:p text:style-name="P45"><text:span text:style-name="Source_20_Text"><text:tab/> <text:s/>access="webservice"</text:span></text:p>
      <text:p text:style-name="P45"><text:span text:style-name="Source_20_Text"><text:s text:c="7"/>servicepath="services/MCRWebService"</text:span></text:p>
      <text:p text:style-name="P4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45"><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5"><text:span text:style-name="Source_20_Text"><text:tab/> <text:s/>access="webservice"</text:span></text:p>
      <text:p text:style-name="P45"><text:span text:style-name="Source_20_Text"><text:s text:c="7"/>servicepath="services/MCRWebService"</text:span></text:p>
      <text:p text:style-name="P4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4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19">
        <text:list-item>
          <text:p text:style-name="P46">alias – der im MyCoRe-System zu verwendende Alias für einen externen Host</text:p>
        </text:list-item>
        <text:list-item>
          <text:p text:style-name="P46">url – die Basis-URL eines externen Hosts</text:p>
        </text:list-item>
        <text:list-item>
          <text:p text:style-name="P46">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46">access – einen Typ-String für die Zugriffsform</text:p>
        </text:list-item>
        <text:list-item>
          <text:p text:style-name="P46">servicepath – die URL-Erweiterung als Pfad auf dem externen Systembibliotheken</text:p>
        </text:list-item>
        <text:list-item>
          <text:p text:style-name="P46">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47"><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0">
        <text:list-item>
          <text:p text:style-name="P48">Download von <text:a xlink:type="simple" xlink:href="http://java.sun.com/products/java-media/jai/index.jsp">http://java.sun.com/products/java-media/jai/index.jsp</text:a>. Einige Linux-Distributionen bieten diese Komponenten schon mit an.</text:p>
        </text:list-item>
        <text:list-item>
          <text:p text:style-name="P48">Auspacken der Distributionen, so dass die mitgelieferten *.jar Files systemweit von Java gefunden werden. Die mitgelieferten Systembibliotheken müssen auch entsprechend gefunden werden können. </text:p>
        </text:list-item>
        <text:list-item>
          <text:p text:style-name="P48">Installation des nicht-installierten Modules durch </text:p>
          <text:list>
            <text:list-item>
              <text:p text:style-name="P49">cd $MYCORE_HOME/modules/UNINSTALLED_module-imaging</text:p>
            </text:list-item>
            <text:list-item>
              <text:p text:style-name="P49">ant install </text:p>
            </text:list-item>
          </text:list>
        </text:list-item>
        <text:list-item>
          <text:p text:style-name="P48">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0">
        <text:list-item>
          <text:p text:style-name="P48">Zuerst muss das nicht-installierte Modul integriert werden</text:p>
          <text:list>
            <text:list-item>
              <text:p text:style-name="P49">cd $DOCPORTAL_HOME/modules/UNINSTALLED_module-iview</text:p>
            </text:list-item>
            <text:list-item>
              <text:p text:style-name="P49">ant install </text:p>
            </text:list-item>
          </text:list>
        </text:list-item>
        <text:list-item>
          <text:p text:style-name="P48">Jetzt muss noch die Konfigurationsdatei erzeugt und im Bedarfsfall angepasst werden: </text:p>
          <text:list>
            <text:list-item>
              <text:p text:style-name="P49">Erzeugen durch Kopieren von:</text:p>
              <text:p text:style-name="P49">$DocPortal_HOME/modules/module-iview/config/mycore.properties.iview.template</text:p>
              <text:p text:style-name="P49">nach </text:p>
              <text:p text:style-name="P48"><text:span text:style-name="T17">$DocPortal_HOME/modules/module-iview/config/mycore.properties.iview</text:span> </text:p>
            </text:list-item>
          </text:list>
        </text:list-item>
        <text:list-item>
          <text:p text:style-name="P48">Anpassung von </text:p>
          <text:p text:style-name="P49">$DocPortal_HOME/modules/module-iview/config/mycore.properties.iview</text:p>
        </text:list-item>
        <text:list-item>
          <text:p text:style-name="P48">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5"><text:span text:style-name="Source_20_Text">&lt;xsl:include href="mcr-module-startIview.xsl"/&gt;</text:span></text:p>
      <text:p text:style-name="P45"><text:span text:style-name="Source_20_Text">und</text:span></text:p>
      <text:p text:style-name="P45"><text:span text:style-name="Source_20_Text">&lt;!-- MCR-IView ..start --&gt;</text:span></text:p>
      <text:p text:style-name="P45"><text:span text:style-name="Source_20_Text">...</text:span></text:p>
      <text:p text:style-name="P45"><text:span text:style-name="Source_20_Text">&lt;!-- MCR - IView ..end --&gt;</text:span></text:p>
      <text:list text:style-name="L21">
        <text:list-item>
          <text:p text:style-name="P50">Mit einem <text:span text:style-name="T9">ant jar webapps</text:span> direkt in $DOCPORTAL_HOME wird dann MCR-IView in die Web-Anwendung integriert.</text:p>
        </text:list-item>
      </text:list>
      <text:p text:style-name="P51">Hinweis:<text:span text:style-name="T3"> Es wird empfohlen MCR-IView mit dem eingebauten Cache zu benutzen. So kann sichergestellt werden, dass hochaufgelöste Bilder ohne Verzögerungen betrachtet werden können.</text:span></text:p>
      <text:p text:style-name="Heading_20_4">Aktivieren des Caches</text:p>
      <text:p text:style-name="P52">In der Properties-Datei </text:p>
      <text:p text:style-name="P52"><text:span text:style-name="T18">$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2">
        <text:list-item>
          <text:p text:style-name="P53"><text:span text:style-name="T4">Weboberfläche: </text:span>Bilder, die über die <text:span text:style-name="T3">Weboberfläche</text:span> hochgeladen werden, werden automatisch gecached. Aktivieren sie ihre Änderungen der Cache-Konfiguration durch <text:s/><text:span text:style-name="T19">ant webapps</text:span></text:p>
        </text:list-item>
      </text:list>
      <text:list text:style-name="L23">
        <text:list-item>
          <text:p text:style-name="P54"><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45"><text:span text:style-name="T20">MCR.configuration.include=bestehendeWerte...,</text:span><text:span text:style-name="T21">mycore.properties.iview</text:span></text:p>
      <text:p text:style-name="P45"><text:span text:style-name="Source_20_Text">und</text:span></text:p>
      <text:p text:style-name="P45"><text:span text:style-name="T20">MCR.internal_command_classes=</text:span><text:span text:style-name="Source_20_Text"><text:span text:style-name="T20">bestehendeWerte...,</text:span></text:span><text:span text:style-name="T21">org.mycore.services.imaging.MCRImgCacheCommands</text:span></text:p>
      <text:p text:style-name="P55"><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4">
        <text:list-item>
          <text:p text:style-name="P56">Ein Harvester ist ein Client, der OAI-PMH Anfragen stellt. Ein Harvester wird von einem Service Provider betrieben, um Metadaten aus Repositories zu sammeln.</text:p>
        </text:list-item>
        <text:list-item>
          <text:p text:style-name="P56">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2">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0" text:note-class="footnote"><text:note-citation>28</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5">
        <text:list-item>
          <text:p text:style-name="P57"><text:span text:style-name="T12">MCR.googlesitemap.types</text:span> – Liste von mit Komma getrennten MyCoRe-Objekttypen – Standard ist document</text:p>
        </text:list-item>
        <text:list-item>
          <text:p text:style-name="P57"><text:span text:style-name="T12">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6">
        <text:list-item>
          <text:p text:style-name="P58">Auf <text:a xlink:type="simple" xlink:href="http://www.google.de/sitemaps">http://www.google.de/sitemaps</text:a> gehen.</text:p>
        </text:list-item>
        <text:list-item>
          <text:p text:style-name="P58">Ein Google – Konto einrichten.</text:p>
        </text:list-item>
        <text:list-item>
          <text:p text:style-name="P58">Die URL der Anwendung eintragen.</text:p>
        </text:list-item>
        <text:list-item>
          <text:p text:style-name="P58">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8" text:note-class="footnote"><text:note-citation>29</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2">Nach dieser Änderung ist zuerst die Servlet-Engine zu starten. Anschließend kann der Apache-Server mit </text:span><text:span text:style-name="T23">/usr/sbin/rcapache2</text:span><text:span text:style-name="T22"> neu gestartet werden.</text:span></text:p>
      <text:h text:style-name="Heading_20_2" text:outline-level="2">Erzeugen einer Distribution</text:h>
      <text:h text:style-name="Heading_20_3" text:outline-level="3">Installation von IzPack</text:h>
      <text:p text:style-name="Standard">IzPack<text:note text:id="ftn29" text:note-class="footnote"><text:note-citation>30</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0" text:note-class="footnote"><text:note-citation>31</text:note-citation><text:note-body><text:p text:style-name="Footnote">siehe Target izpack</text:p></text:note-body></text:note></text:span>.</text:p>
      <text:p text:style-name="P59">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59">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4">&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4">&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7">
        <text:list-item>
          <text:p text:style-name="P60">Für xsi:noNamespaceSchemaLocation ist das entsprechende XMLSchema-File des Metadatentyps anzugeben (document.xsd)</text:p>
        </text:list-item>
        <text:list-item>
          <text:p text:style-name="P60">Die ID ist die eindeutige MCRObjectID.</text:p>
        </text:list-item>
        <text:list-item>
          <text:p text:style-name="P60">Der label ist ein kurzer Text-String, der bei administrativen Arbeiten an der Datenbasis das Identifizieren einzelner Datensätze erleichtern soll. Er kann maximal 256 Zeichen lang sein.</text:p>
        </text:list-item>
        <text:list-item>
          <text:p text:style-name="P6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8">
        <text:list-item>
          <text:p text:style-name="P61">für true - ’true’, ’yes’, ’wahr’ und ’ja’</text:p>
        </text:list-item>
        <text:list-item>
          <text:p text:style-name="P61">für false - ’false’, ’no’, ’falsch’ und ’nein’</text:p>
        </text:list-item>
      </text:list>
      <text:p text:style-name="Standard">XML-Syntax des Metadatentyps MCRMetaBoolean:</text:p>
      <text:p text:style-name="Grauer_20_Kasten_20_Standard"><text:s/><text:span text:style-name="T25">&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1"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9">
        <text:list-item>
          <text:p text:style-name="P62">Im text-Feld steht ein beliebiger String gemäß den Projektvorgaben</text:p>
        </text:list-item>
        <text:list-item>
          <text:p text:style-name="P62">Die Felder von und bis enthalten gregorianische Datumsangaben.</text:p>
        </text:list-item>
        <text:list-item>
          <text:p text:style-name="P62">Ist für von und/oder bis nichts angegeben, werden Standardwerte genommen. Das sind 1.1.3000 v. Chr. und 31.12.3000 n. Chr. Die Werte können auch per Konfiguration eingestellt werden: MCR.history_date_min und MCR.history_date_max.</text:p>
        </text:list-item>
        <text:list-item>
          <text:p text:style-name="P62">Mögliche Notationen für die Datumsangaben sind 01.01.1999 / -01.12.200 / 1035 / -133 .</text:p>
        </text:list-item>
        <text:list-item>
          <text:p text:style-name="P62">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6"><text:s text:c="2"/>&lt;subtag type="..." xml:lang="..."&gt;</text:span></text:p>
      <text:p text:style-name="Grauer_20_Kasten_20_Standard"><text:span text:style-name="T26"><text:s text:c="3"/>&lt;text&gt;...&lt;/text&gt;</text:span></text:p>
      <text:p text:style-name="Grauer_20_Kasten_20_Standard"><text:span text:style-name="T26"><text:s text:c="3"/>&lt;von&gt;...&lt;/von&gt;</text:span></text:p>
      <text:p text:style-name="Grauer_20_Kasten_20_Standard"><text:span text:style-name="T26"><text:s text:c="3"/>&lt;ivon&gt;...&lt;/ivon&gt;</text:span></text:p>
      <text:p text:style-name="Grauer_20_Kasten_20_Standard"><text:span text:style-name="T26"><text:s/></text:span><text:span text:style-name="Source_20_Text"><text:span text:style-name="T26"><text:s text:c="2"/>&lt;bis&gt;...&lt;/bis&gt;</text:span></text:span></text:p>
      <text:p text:style-name="Grauer_20_Kasten_20_Standard"><text:span text:style-name="T26"><text:s text:c="3"/>&lt;ibis&gt;...&lt;/ibis&gt;</text:span></text:p>
      <text:p text:style-name="Grauer_20_Kasten_20_Standard"><text:span text:style-name="T26"><text:s/></text:span><text:span text:style-name="Source_20_Text"><text:span text:style-name="T26"><text:s text:c="2"/>&lt;von&gt;...&lt;/von&gt;</text:span></text:span></text:p>
      <text:p text:style-name="Grauer_20_Kasten_20_Standard"><text:span text:style-name="T2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0">
        <text:list-item>
          <text:p text:style-name="P63">name beinhaltet den vollständigen Namen (Pflicht)</text:p>
        </text:list-item>
        <text:list-item>
          <text:p text:style-name="P63">nickname das Pseudonym (z. B. UBL) (optional)</text:p>
        </text:list-item>
        <text:list-item>
          <text:p text:style-name="P63">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6"><text:s/>&lt;subtag xml:lang="..."&gt;</text:span></text:p>
      <text:p text:style-name="Grauer_20_Kasten_20_Standard"><text:span text:style-name="T26"><text:s text:c="3"/>&lt;fullname&gt;...&lt;/fullname&gt;</text:span></text:p>
      <text:p text:style-name="Grauer_20_Kasten_20_Standard"><text:span text:style-name="T26"><text:s text:c="3"/>&lt;nickname&gt;...&lt;/nickname&gt;</text:span></text:p>
      <text:p text:style-name="Grauer_20_Kasten_20_Standard"><text:span text:style-name="T26"><text:s text:c="3"/>&lt;property&gt;...&lt;/property&gt;</text:span></text:p>
      <text:p text:style-name="Grauer_20_Kasten_20_Standard"><text:span text:style-name="T2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4">"</text:span></text:span><text:span text:style-name="Source_20_Text"><text:span text:style-name="Source_20_Text"><text:span text:style-name="T24">...</text:span></text:span></text:span><text:span text:style-name="Source_20_Text"><text:span text:style-name="Source_20_Text"><text:span text:style-name="T27">"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4">"</text:span></text:span><text:span text:style-name="Source_20_Text"><text:span text:style-name="T28">sample</text:span></text:span><text:span text:style-name="Source_20_Text"><text:span text:style-name="Source_20_Text"><text:span text:style-name="T27">"</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9">&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2"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1">
        <text:list-item>
          <text:p text:style-name="P64"><text:span text:style-name="Source_20_Text">acceptdate</text:span> - Datum aus dem Dublin Core, kann frei verwendet werden.</text:p>
        </text:list-item>
        <text:list-item>
          <text:p text:style-name="P64"><text:span text:style-name="Source_20_Text">createdate</text:span> - Das Erzeugungsdatum des Objektes, dieser Wert wird automatisch beim Anlegen des Objektes erzeugt und bleibt immer erhalten! </text:p>
        </text:list-item>
        <text:list-item>
          <text:p text:style-name="P64"><text:span text:style-name="Source_20_Text">modifydate</text:span> - Das Datum des letzten Update, dieser Wert wird automatisch beim Update des Objektes erzeugt und bleibt immer erhalten!</text:p>
        </text:list-item>
        <text:list-item>
          <text:p text:style-name="P64"><text:span text:style-name="Source_20_Text">submitdate</text:span> - Datum aus dem Dublin Core, kann frei verwendet werden.</text:p>
        </text:list-item>
        <text:list-item>
          <text:p text:style-name="P64"><text:span text:style-name="Source_20_Text">validfromdate</text:span> - Datum aus dem Dublin Core, kann frei verwendet werden.</text:p>
        </text:list-item>
        <text:list-item>
          <text:p text:style-name="P6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65"/>
      <text:list text:style-name="L32">
        <text:list-item>
          <text:p text:style-name="P66">Für xsi:noNamespaceSchemaLocation ist die entsprechende XML Schema-Datei anzugeben (Derivate.xsd)</text:p>
        </text:list-item>
        <text:list-item>
          <text:p text:style-name="P66">Die ID ist die eindeutige MCRObjectID.</text:p>
        </text:list-item>
        <text:list-item>
          <text:p text:style-name="P66">Der label ist ein kurzer Text-String, der bei administrativen Arbeiten an der Datenbasis das Identifizieren einzelner Datensätze erleichtern soll. Er kann maximal 256 Zeichen lang sein.</text:p>
        </text:list-item>
        <text:list-item>
          <text:p text:style-name="P66">Die Referenz in linkmeta ist die MCRObjectID des Metadatensatzes, an den das/die Objekte angehängt werden sollen.</text:p>
        </text:list-item>
        <text:list-item>
          <text:p text:style-name="P6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6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8">Abbildung 2.1: <text:s/>Systemeigenschaften-Dialog unter MS Windows<text:tab/>6</text:p>
          <text:p text:style-name="P68">Abbildung 2.2: <text:s/>Dialog zum setzen von Umgebungsvariablen unter MS Windows<text:tab/>7</text:p>
          <text:p text:style-name="P68">Abbildung 2.3: <text:s/>Setzen einer neuen Umgebungsvariable unter MS Windows<text:tab/>7</text:p>
          <text:p text:style-name="P68">Abbildung 4.1: MyCoRe-Schichtenmodell<text:tab/>15</text:p>
          <text:p text:style-name="P68">Abbildung 5.1: Funktionsschema des SimpleWorkflow<text:tab/>29</text:p>
          <text:p text:style-name="P68">Abbildung 5.2: Auswahl der zu bearbeitenden Klassifikation<text:tab/>34</text:p>
          <text:p text:style-name="P68">Abbildung 5.3: Einzelne Kategorien einer Klassifikation bearbeiten<text:tab/>35</text:p>
        </text:index-body>
      </text:illustration-index>
      <text:p text:style-name="P69"/>
      <text:h text:style-name="P7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8">Tabelle 2.1: Softwarevoraussetzungen<text:tab/>5</text:p>
          <text:p text:style-name="P68">Tabelle 2.2: Umgebungsvariablen unter Windows<text:tab/>6</text:p>
          <text:p text:style-name="P68">Tabelle 2.3: Umgebungsvariablen unter Unix<text:tab/>7</text:p>
          <text:p text:style-name="P68">Tabelle 3.1: Aufbau des MyCoRe-Kerns<text:tab/>13</text:p>
          <text:p text:style-name="P68">Tabelle 4.1: Beispieldaten im CVS<text:tab/>19</text:p>
          <text:p text:style-name="P68">Tabelle 5.1: Beispielgruppen in Docportal<text:tab/>20</text:p>
          <text:p text:style-name="P68">Tabelle 5.2: Beispielbenutzer in Docportal<text:tab/>21</text:p>
          <text:p text:style-name="P68">Tabelle 5.3: Parameter des MCRStartEditorServlets<text:tab/>30</text:p>
          <text:p text:style-name="P68">Tabelle 5.4: Mögliche Aktionen mit dem MCRStartEditorServlet auf dem Plattenbereich<text:tab/>31</text:p>
          <text:p text:style-name="P68">Tabelle 5.5: Mögliche Aktionen mit dem MCRStartEditorServlet im Server<text:tab/>32</text:p>
          <text:p text:style-name="P68">Tabelle 6.1: Feste Test-Instanzen für das MyCoRe-Beispiel<text:tab/>38</text:p>
          <text:p text:style-name="P68">Tabelle 7.1: Aufbau der MCRObjectID<text:tab/>47</text:p>
          <text:p text:style-name="P68">Tabelle 7.2: MyCoRe-Basisdatentypen<text:tab/>52</text:p>
        </text:index-body>
      </text:illustration-index>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Allgemeines zu MyCoRe</text:chapter></text:span></text:p>
              </table:table-cell>
              <table:table-cell table:style-name="Tabelle4.A1" office:value-type="string">
                <text:p text:style-name="P2"><text:span text:style-name="T1"><text:page-number text:select-page="current">1</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10-06T13:18:43</dc:date>
    <meta:printed-by>Kathleen Krebs</meta:printed-by>
    <meta:print-date>2006-02-14T21:01:21</meta:print-date>
    <dc:language>de-DE</dc:language>
    <meta:editing-cycles>175</meta:editing-cycles>
    <meta:editing-duration>P8DT23H45M22S</meta:editing-duration>
    <meta:user-defined meta:name="Info 1"/>
    <meta:user-defined meta:name="Info 2"/>
    <meta:user-defined meta:name="Info 3"/>
    <meta:user-defined meta:name="Info 4"/>
    <meta:document-statistic meta:table-count="18" meta:image-count="16" meta:object-count="0" meta:page-count="71" meta:paragraph-count="1481" meta:word-count="17081" meta:character-count="128123"/>
  </office:meta>
</office:document-meta>
</file>